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4D8B2DE980962ACE7B.png" manifest:media-type="image/png"/>
  <manifest:file-entry manifest:full-path="Pictures/1000074F00003CDE00003CDE07CFA24A33F7649E.svg" manifest:media-type="image/svg+xml"/>
  <manifest:file-entry manifest:full-path="Pictures/100002010000022300000223ABBED34375E526E6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  <manifest:file-entry manifest:full-path="Pictures/100003660000388E0000388EC0DD5B4ED882A064.svg" manifest:media-type="image/svg+xml"/>
  <manifest:file-entry manifest:full-path="Pictures/100002010000031E00000273619ACE20C381D6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2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36cm" svg:height="0.674cm" svg:x="1.018cm" svg:y="1.895cm">
          <text:p text:style-name="P3"><text:span text:style-name="T2">06 66 31 59 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3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458cm" svg:height="0.632cm" svg:x="1.092cm" svg:y="4.636cm">
          <text:p text:style-name="P5"><text:span text:style-name="T4">Région toulousa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5.032cm">
          <text:p text:style-name="P6"><text:span text:style-name="T5">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7.9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8" draw:layer="layout" svg:width="4.44cm" svg:height="0.841cm" svg:x="0.2cm" svg:y="18.559cm">
          <text:p text:style-name="P3"><text:span text:style-name="T7">Centres 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4.8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25cm" svg:height="2.048cm" svg:x="8.483cm" svg:y="24.875cm">
          <text:p text:style-name="P3"><text:span text:style-name="T9">Technicien de production en cartographie forestière</text:span></text:p>
          <text:p text:style-name="P3"><text:span text:style-name="T10">7 mois chez Airbus DS</text:span></text:p>
          <text:p text:style-name="P3"><text:span text:style-name="T10">Analyse historique et cartographie de la déforestation et</text:span></text:p>
          <text:p text:style-name="P3"><text:span text:style-name="T10">de la dégradation forestière dans le bassin du 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0" draw:layer="layout" svg:width="11.924cm" svg:height="1.351cm" svg:x="6.376cm" svg:y="0.357cm">
          <text:p text:style-name="P9"><text:span text:style-name="T11">Développeur Web 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2.652cm" svg:height="2.411cm" svg:x="6.2cm" svg:y="2.341cm">
          <draw:text-box>
            <text:p text:style-name="P11"><text:span text:style-name="T12">Actuellement en formation de développeur logiciel. Je suis curieux,</text:span></text:p>
            <text:p text:style-name="P11"><text:span text:style-name="T12">créatif, organisé &amp; autonome. Je recherche un emploi de développeur </text:span></text:p>
            <text:p text:style-name="P11"><text:span text:style-name="T12">junior dans la région toulousaine. J’apprécie particulièrement les </text:span></text:p>
            <text:p text:style-name="P11"><text:span text:style-name="T12">technologies comme React, Express, GraphQL et le NoSQL.</text:span></text:p>
          </draw:text-box>
        </draw:frame>
        <draw:custom-shape draw:name="ZoneTexte 42" draw:style-name="gr4" draw:text-style-name="P8" draw:layer="layout" svg:width="3.746cm" svg:height="0.841cm" svg:x="0.254cm" svg:y="5.844cm">
          <text:p text:style-name="P6"><text:span text:style-name="T13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2.8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2.875cm">
          <text:p text:style-name="P3"><text:span text:style-name="T9">Expert SIG en gestion des risques naturels</text:span></text:p>
          <text:p text:style-name="P3"><text:span text:style-name="T10">14 mois chez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0.8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0.875cm">
          <text:p text:style-name="P3"><text:span text:style-name="T9">Ingénieur en développement logiciel</text:span></text:p>
          <text:p text:style-name="P3"><text:span text:style-name="T10">8 mois chez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8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6cm" svg:height="2.048cm" svg:x="8.504cm" svg:y="18.975cm">
          <text:p text:style-name="P3"><text:span text:style-name="T9">Support technique sur solution cartographique web</text:span></text:p>
          <text:p text:style-name="P3"><text:span text:style-name="T10">18 mois chez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5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575cm">
          <text:p text:style-name="P3"><text:span text:style-name="T9">Licence 3 - Biologie</text:span></text:p>
          <text:p text:style-name="P3"><text:span text:style-name="T10">3 ans à l’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56cm" svg:height="0.716cm" svg:x="5.949cm" svg:y="13.5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3cm" svg:height="2.048cm" svg:x="8.578cm" svg:y="13.575cm">
          <text:p text:style-name="P3"><text:span text:style-name="T9">Master 2 - Aménagement du Territoire et Télédétection</text:span></text:p>
          <text:p text:style-name="P3"><text:span text:style-name="T10">1 an à l’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684cm">
          <text:p text:style-name="P3"><text:span text:style-name="T8">2017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79cm" svg:height="2.936cm" svg:x="8.49cm" svg:y="10.666cm">
          <text:p text:style-name="P3"><text:span text:style-name="T9">Équivalent licence 2 - Développeur web et logiciel</text:span></text:p>
          <text:p text:style-name="P3"><text:span text:style-name="T10">11 mois à Simplon Pamiers</text:span></text:p>
          <text:p text:style-name="P3"><text:span text:style-name="T10">Titre professionnel de niveau 3</text:span></text:p>
          <text:p text:style-name="P3"><text:span text:style-name="T10">Développement front-end et back-end, administration </text:span></text:p>
          <text:p text:style-name="P3"><text:span text:style-name="T10">systèmes, <text:s/>conception d’interfaces, gestion de projet &amp; </text:span></text:p>
          <text:p text:style-name="P3"><text:span text:style-name="T10">méthodologies agiles, 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6cm" svg:height="5.003cm" svg:x="0.4cm" svg:y="6.697cm">
          <draw:text-box>
            <text:p text:style-name="P6"><text:span text:style-name="T14">Gestion</text:span><text:span text:style-name="T15"> de projet</text:span></text:p>
            <text:p text:style-name="P3"><text:span text:style-name="T16"/></text:p>
            <text:p text:style-name="P3"><text:span text:style-name="T16">Méthode AGILES (SCRUM)</text:span></text:p>
            <text:p text:style-name="P3"><text:span text:style-name="T16">Anglais fluide</text:span></text:p>
            <text:p text:style-name="P3"><text:span text:style-name="T16">Conception et maquettage</text:span></text:p>
            <text:p text:style-name="P3"><text:span text:style-name="T16">Méthodologies MERISE, UML</text:span></text:p>
            <text:p text:style-name="P3"><text:span text:style-name="T16">Maîtrise outils collaboratifs,</text:span></text:p>
            <text:p text:style-name="P3"><text:span text:style-name="T16">outils de planification</text:span></text:p>
            <text:p text:style-name="P3"><text:span text:style-name="T16">&amp; qualité web (OPQUAST)</text:span></text:p>
            <text:p text:style-name="P3"><text:span text:style-name="T16"/></text:p>
          </draw:text-box>
        </draw:frame>
        <draw:frame draw:style-name="gr8" draw:text-style-name="P13" draw:layer="layout" svg:width="5.9cm" svg:height="8.081cm" svg:x="0.4cm" svg:y="10.8cm">
          <draw:text-box>
            <text:p text:style-name="P3"><text:span text:style-name="T15">Langages &amp; Frameworks</text:span></text:p>
            <text:p text:style-name="P3"><text:span text:style-name="T16"/></text:p>
            <text:p text:style-name="P3"><text:span text:style-name="T16">HTML</text:span></text:p>
            <text:p text:style-name="P3"><text:span text:style-name="T16">CSS</text:span></text:p>
            <text:p text:style-name="P3"><text:span text:style-name="T16">JQuery</text:span></text:p>
            <text:p text:style-name="P3"><text:span text:style-name="T16">Materialize</text:span></text:p>
            <text:p text:style-name="P3"><text:span text:style-name="T16">Bootstrap,</text:span></text:p>
            <text:p text:style-name="P3"><text:span text:style-name="T16">Material-UI</text:span></text:p>
            <text:p text:style-name="P3"><text:span text:style-name="T16">JavaScript,</text:span></text:p>
            <text:p text:style-name="P3"><text:span text:style-name="T16">ReactJS</text:span></text:p>
            <text:p text:style-name="P3"><text:span text:style-name="T16">NodeJS</text:span></text:p>
            <text:p text:style-name="P3"><text:span text:style-name="T16">ExpressJS</text:span></text:p>
            <text:p text:style-name="P3"><text:span text:style-name="T16">Potgresql, Mysql</text:span></text:p>
            <text:p text:style-name="P3"><text:span text:style-name="T16">MongoDB, DynamoDB</text:span></text:p>
            <text:p text:style-name="P3"><text:span text:style-name="T16">API : Leaflet, google-maps</text:span></text:p>
            <text:p text:style-name="P3"><text:span text:style-name="T16">PHP, Composer</text:span></text:p>
            <text:p text:style-name="P3"><text:span text:style-name="T16">AWS</text:span></text:p>
            <text:p text:style-name="P3"><text:span text:style-name="T16">GraphQL</text:span></text:p>
            <text:p text:style-name="P3"><text:span text:style-name="T16"/></text:p>
          </draw:text-box>
        </draw:frame>
        <draw:frame draw:style-name="gr9" draw:text-style-name="P13" draw:layer="layout" svg:width="4.8cm" svg:height="4.403cm" svg:x="0.4cm" svg:y="19.4cm">
          <draw:text-box>
            <text:p text:style-name="P3"><text:span text:style-name="T15">Nature</text:span></text:p>
            <text:p text:style-name="P3"><text:span text:style-name="T15"/></text:p>
            <text:p text:style-name="P3"><text:span text:style-name="T16">Sorties nature : ornithologie, mycologie, botanique.</text:span></text:p>
            <text:p text:style-name="P3"><text:span text:style-name="T16">Jardinage potager.</text:span></text:p>
            <text:p text:style-name="P3"><text:span text:style-name="T16">Randonnées : Pic d'Estats, MontCalm.</text:span></text:p>
            <text:p text:style-name="P3"><text:span text:style-name="T16">Cyclotourisme : canal du midi, Drôme à vélo.</text:span></text:p>
          </draw:text-box>
        </draw:frame>
        <draw:frame draw:style-name="gr10" draw:text-style-name="P13" draw:layer="layout" svg:width="4.8cm" svg:height="3.56cm" svg:x="0.4cm" svg:y="23.9cm">
          <draw:text-box>
            <text:p text:style-name="P3"><text:span text:style-name="T15">Sciences et techno</text:span></text:p>
            <text:p text:style-name="P3"><text:span text:style-name="T16"/></text:p>
            <text:p text:style-name="P3"><text:span text:style-name="T16">Astronomie</text:span></text:p>
            <text:p text:style-name="P3"><text:span text:style-name="T16">Physique quantique</text:span></text:p>
            <text:p text:style-name="P3"><text:span text:style-name="T16">Technologies du spatial</text:span></text:p>
            <text:p text:style-name="P3"><text:span text:style-name="T16">Raspberry</text:span></text:p>
            <text:p text:style-name="P3"><text:span text:style-name="T16">Technologies web</text:span></text:p>
            <text:p text:style-name="P3"><text:span text:style-name="T16"/></text:p>
          </draw:text-box>
        </draw:frame>
        <draw:frame draw:style-name="gr11" draw:text-style-name="P14" draw:layer="layout" svg:width="0.826cm" svg:height="0.826cm" svg:x="0.2cm" svg:y="1.8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1" draw:text-style-name="P14" draw:layer="layout" svg:width="0.8cm" svg:height="0.628cm" svg:x="0.2cm" svg:y="3.3cm">
          <draw:image xlink:href="Pictures/100004B60000C5AA00009B55F2E566281C20F136.svg" xlink:type="simple" xlink:show="embed" xlink:actuate="onLoad">
            <text:p/>
          </draw:image>
          <draw:image xlink:href="Pictures/100002010000031E00000273619ACE20C381D625.png" xlink:type="simple" xlink:show="embed" xlink:actuate="onLoad"/>
        </draw:frame>
        <draw:frame draw:style-name="gr11" draw:text-style-name="P14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1" draw:text-style-name="P14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8B2DE980962ACE7B.png" xlink:type="simple" xlink:show="embed" xlink:actuate="onLoad"/>
        </draw:frame>
        <draw:custom-shape draw:name="ZoneTexte 83" draw:style-name="gr4" draw:text-style-name="P7" draw:layer="layout" svg:width="1.477cm" svg:height="0.716cm" svg:x="6.489cm" svg:y="5.984cm">
          <text:p text:style-name="P3"><text:span text:style-name="T8">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77cm" svg:height="4.71cm" svg:x="8.547cm" svg:y="5.956cm">
          <text:p text:style-name="P3"><text:span text:style-name="T9">Stage - Développeur junior</text:span></text:p>
          <text:p text:style-name="P3"><text:span text:style-name="T10">2,5 mois chez <text:s/>Adopte Ma Tomate</text:span></text:p>
          <text:p text:style-name="P3"><text:span text:style-name="T10">Application mobile fullstack JS</text:span></text:p>
          <text:p text:style-name="P3"><text:span text:style-name="T10">Développements « front-end » : ReactJS, Material-UI</text:span></text:p>
          <text:p text:style-name="P3"><text:span text:style-name="T10">&amp; « back-end » : NodeJS, GraphQL, DynamoDB</text:span></text:p>
          <text:p text:style-name="P3"><text:span text:style-name="T10">Application hébergée chez Amazon Web Services (AWS)</text:span></text:p>
          <text:p text:style-name="P3"><text:span text:style-name="T10">Conception d’UI et de composants React</text:span></text:p>
          <text:p text:style-name="P3"><text:span text:style-name="T10">Développement et implémentation de requêtes </text:span></text:p>
          <text:p text:style-name="P3"><text:span text:style-name="T10">avec une BDD NoSQL</text:span></text:p>
          <text:p text:style-name="P3"><text:span text:style-name="T10">Maquettage, diagramme d'actvité et de séquence (UM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9-17">17/09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V Mehdi Lefeuvre</dc:title>
    <meta:initial-creator>4S1M0V</meta:initial-creator>
    <meta:editing-cycles>128</meta:editing-cycles>
    <meta:creation-date>2016-10-08T20:47:15</meta:creation-date>
    <dc:date>2018-09-17T16:16:48.687617068</dc:date>
    <meta:editing-duration>PT7H19M13S</meta:editing-duration>
    <meta:generator>LibreOffice/5.1.6.2$Linux_X86_64 LibreOffice_project/10m0$Build-2</meta:generator>
    <dc:subject>CV</dc:subject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